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163.64pt"/>
    </style:style>
    <style:style style:name="co13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9" table:default-cell-style-name="ce7"/>
        <table:table-column table:style-name="co1" table:number-columns-repeated="4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" table:number-columns-repeated="1015" table:default-cell-style-name="ce7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12" table:default-cell-style-name="ce7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0/00/0000</text:date>, <text:time style:data-style-name="N2" text:time-value="13:55:27.990100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8T19:31:43.202278058</dc:date>
    <meta:editing-duration>P12DT13H1M57S</meta:editing-duration>
    <meta:editing-cycles>157</meta:editing-cycles>
    <meta:generator>LibreOffice/5.1.6.2$Linux_X86_64 LibreOffice_project/10m0$Build-2</meta:generator>
    <meta:document-statistic meta:table-count="6" meta:cell-count="5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